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3d4de" officeooo:paragraph-rsid="0003d4de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Heading_20_1">
      <style:text-properties fo:font-size="12pt" style:font-size-asian="12pt"/>
    </style:style>
    <style:style style:name="P20" style:family="paragraph" style:parent-style-name="Heading_20_3">
      <style:text-properties fo:font-style="normal" officeooo:rsid="0003d4de" officeooo:paragraph-rsid="0003d4de" style:font-style-asian="normal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fo:font-style="italic" style:font-style-asian="italic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-asian="Arial"/>
    </style:style>
    <style:style style:name="T11" style:family="text">
      <style:text-properties officeooo:rsid="0003d4de" style:font-name-asian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9" text:outline-level="1">Caso de Uso</text:h>
          </table:table-cell>
          <table:table-cell table:style-name="Tabla1.B1" table:number-columns-spanned="5" office:value-type="string">
            <text:h text:style-name="P20" text:outline-level="3">Dar tratami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?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7">Fisioterapeuta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17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9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9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17">Debe de existir una cita entre el paciente y el fisioterape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7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18">El fisioterapeuta da el tratamiento que el paciente necesite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8">El fisioterapeuta confirma que se ha dado lugar la cita y aplica el tratamiento al paciente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3">Fisioterapeuta: Confirma que el paciente ha acudido a la cita.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1"><text:span text:style-name="T11">El sistema da por finalizada la cita.</text:span><text:span text:style-name="T10"> </text:span>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1a</text:p>
          </table:table-cell>
          <table:table-cell table:style-name="Tabla5.B2" table:number-columns-spanned="4" office:value-type="string">
            <text:p text:style-name="P11"><text:span text:style-name="T10"><text:s/></text:span><text:span text:style-name="T11">En caso de que el paciente no haya acudido a la cita, el fisioterapeuta lo indica al sistema para que notifique al paciente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">&lt;&lt; Numero de veces que se realiza el CU por unidad de tiempo &gt;&gt;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3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3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3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3-24T18:28:32.104000000</dc:date>
    <meta:print-date>2012-03-13T15:37:00</meta:print-date>
    <meta:editing-cycles>9</meta:editing-cycles>
    <meta:editing-duration>PT38M</meta:editing-duration>
    <meta:document-statistic meta:table-count="5" meta:image-count="0" meta:object-count="0" meta:page-count="1" meta:paragraph-count="45" meta:word-count="162" meta:character-count="970" meta:non-whitespace-character-count="850"/>
    <meta:generator>LibreOffice/5.4.2.2$Windows_X86_64 LibreOffice_project/22b09f6418e8c2d508a9eaf86b2399209b0990f4</meta:generator>
  </office:meta>
</office:document-meta>
</file>